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est cases gcd</text:p>
          </table:table-cell>
          <table:covered-table-cell/>
          <table:table-cell office:value-type="string" calcext:value-type="string">
            <text:p>test cases for poke too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31" calcext:value-type="float">
            <text:p>8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66" calcext:value-type="float">
            <text:p>6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987" calcext:value-type="float">
            <text:p>98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029" calcext:value-type="float">
            <text:p>10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653" calcext:value-type="float">
            <text:p>65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13332" calcext:value-type="float">
            <text:p>51333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3332" calcext:value-type="float">
            <text:p>513332</text:p>
          </table:table-cell>
          <table:table-cell office:value-type="float" office:value="91583315" calcext:value-type="float">
            <text:p>915833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16777216" calcext:value-type="float">
            <text:p>16777216</text:p>
          </table:table-cell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8T23:02:09.979879714</meta:creation-date>
    <dc:date>2015-03-08T23:10:42.382814486</dc:date>
    <meta:editing-duration>PT7M18S</meta:editing-duration>
    <meta:editing-cycles>3</meta:editing-cycles>
    <meta:generator>LibreOffice/4.2.7.2$Linux_X86_64 LibreOffice_project/420m0$Build-2</meta:generator>
    <meta:document-statistic meta:table-count="1" meta:cell-count="37" meta:object-count="0"/>
  </office:meta>
</office:document-meta>
</file>